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Lucida Sans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7cm" style:page-number="auto" table:align="margins" style:writing-mode="lr-tb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2.99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2" fo:font-size="10pt" fo:font-style="italic" officeooo:paragraph-rsid="002a5c05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2a5c05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2a5c05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605a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605a1e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638742" officeooo:paragraph-rsid="00605a1e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7" style:family="paragraph" style:parent-style-name="Text_20_body_20__28_user_29_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3" fo:font-size="10pt" style:font-size-asian="10pt" style:font-size-complex="10pt"/>
    </style:style>
    <style:style style:name="P8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officeooo:paragraph-rsid="005d22be" style:font-size-asian="10pt" style:font-size-complex="10pt"/>
    </style:style>
    <style:style style:name="P9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3" fo:font-size="10pt" officeooo:paragraph-rsid="005d22be" style:font-size-asian="10pt" style:font-name-complex="Arial4" style:font-size-complex="10pt"/>
    </style:style>
    <style:style style:name="P10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style:font-name="Arial3" fo:font-size="10pt" officeooo:paragraph-rsid="003bd40d" style:font-size-asian="10pt" style:font-size-complex="10pt"/>
    </style:style>
    <style:style style:name="P11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3" fo:font-size="10pt" officeooo:paragraph-rsid="00605a1e" style:font-size-asian="10pt" style:font-size-complex="10pt"/>
    </style:style>
    <style:style style:name="P12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Arial3" fo:font-size="10pt" fo:font-style="normal" fo:text-shadow="none" style:text-underline-style="none" fo:font-weight="normal" officeooo:rsid="005d8039" officeooo:paragraph-rsid="005d8039" style:letter-kerning="true" fo:background-color="transparent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Arial3" fo:font-size="10pt" fo:font-style="normal" fo:text-shadow="none" style:text-underline-style="none" fo:font-weight="normal" officeooo:rsid="005d8039" officeooo:paragraph-rsid="005e06e8" style:letter-kerning="true" fo:background-color="transparent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Arial3" fo:font-size="10pt" fo:font-style="normal" fo:text-shadow="none" style:text-underline-style="none" fo:font-weight="normal" officeooo:rsid="005e06e8" officeooo:paragraph-rsid="00635254" style:letter-kerning="true" fo:background-color="transparent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fo:color="#000000" loext:opacity="100%" style:font-name="Arial3" fo:font-size="10pt" officeooo:rsid="005b0e20" officeooo:paragraph-rsid="005b0e20" fo:background-color="transparen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638742" officeooo:paragraph-rsid="00673eb3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638742" officeooo:paragraph-rsid="0066101a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638742" officeooo:paragraph-rsid="0067c183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officeooo:rsid="00638742" officeooo:paragraph-rsid="006724a4" style:letter-kerning="true" fo:background-color="transparent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officeooo:rsid="00638742" officeooo:paragraph-rsid="0067c183" style:letter-kerning="true" fo:background-color="transparent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1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font-name="Arial" fo:language="es" fo:country="ES" fo:font-weight="bold" officeooo:rsid="0024a0da" fo:background-color="transparent" loext:char-shading-value="0" style:font-style-asian="italic" style:font-weight-asian="bold" style:font-weight-complex="bold"/>
    </style:style>
    <style:style style:name="T2" style:family="text">
      <style:text-properties fo:color="#000000" loext:opacity="100%" style:font-name="Arial" fo:language="es" fo:country="ES" fo:background-color="transparent" loext:char-shading-value="0"/>
    </style:style>
    <style:style style:name="T3" style:family="text">
      <style:text-properties fo:color="#000000" loext:opacity="100%" style:font-name="Arial" fo:language="es" fo:country="ES" officeooo:rsid="004ee151" fo:background-color="transparent" loext:char-shading-value="0"/>
    </style:style>
    <style:style style:name="T4" style:family="text">
      <style:text-properties fo:color="#000000" loext:opacity="100%" style:font-name="Arial" fo:letter-spacing="-0.004cm" fo:language="es" fo:country="ES" officeooo:rsid="00ac1267" style:text-blinking="false" fo:background-color="transparent" loext:char-shading-value="0" style:font-name-asian="Verdana" style:font-name-complex="Arial3" style:language-complex="ar" style:country-complex="SA"/>
    </style:style>
    <style:style style:name="T5" style:family="text">
      <style:text-properties fo:color="#000000" loext:opacity="100%" fo:letter-spacing="-0.004cm" fo:language="es" fo:country="ES" officeooo:rsid="00526d00" style:text-blinking="false" fo:background-color="transparent" loext:char-shading-value="0" style:font-name-complex="Tahoma1"/>
    </style:style>
    <style:style style:name="T6" style:family="text">
      <style:text-properties fo:color="#000000" loext:opacity="100%" fo:letter-spacing="-0.004cm" fo:language="es" fo:country="ES" officeooo:rsid="00526d00" style:text-blinking="false" fo:background-color="transparent" loext:char-shading-value="0" style:font-name-asian="Verdana" style:font-name-complex="Arial3" style:language-complex="ar" style:country-complex="SA"/>
    </style:style>
    <style:style style:name="T7" style:family="text">
      <style:text-properties fo:color="#000000" loext:opacity="100%" style:font-name="Arial1" fo:letter-spacing="-0.004cm" fo:language="es" fo:country="ES" officeooo:rsid="00040fc1" style:text-blinking="false" fo:background-color="transparent" loext:char-shading-value="0" style:font-name-complex="Arial3"/>
    </style:style>
    <style:style style:name="T8" style:family="text">
      <style:text-properties fo:color="#000000" loext:opacity="100%" style:font-name="Arial1" fo:letter-spacing="-0.004cm" fo:language="es" fo:country="ES" officeooo:rsid="00040fc1" style:text-blinking="false" fo:background-color="transparent" loext:char-shading-value="0" style:font-name-asian="Verdana" style:font-name-complex="Arial3" style:language-complex="ar" style:country-complex="SA"/>
    </style:style>
    <style:style style:name="T9" style:family="text">
      <style:text-properties fo:color="#000000" loext:opacity="100%" officeooo:rsid="00526d00" fo:background-color="transparent" loext:char-shading-value="0" style:font-name-complex="Arial4"/>
    </style:style>
    <style:style style:name="T10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11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12" style:family="text">
      <style:text-properties style:font-name="Arial1" fo:letter-spacing="-0.004cm" fo:language="es" fo:country="ES" officeooo:rsid="00040fc1" style:text-blinking="false" style:font-name-asian="Verdana" style:font-name-complex="Arial3" style:language-complex="ar" style:country-complex="SA"/>
    </style:style>
    <style:style style:name="T13" style:family="text">
      <style:text-properties style:font-name="Arial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14" style:family="text">
      <style:text-properties style:font-name="Arial" fo:letter-spacing="-0.004cm" fo:language="es" fo:country="ES" officeooo:rsid="004ee151" style:text-blinking="false" style:font-name-asian="Verdana" style:font-name-complex="Arial4" style:language-complex="ar" style:country-complex="SA"/>
    </style:style>
    <style:style style:name="T15" style:family="text">
      <style:text-properties style:font-name="Arial" fo:letter-spacing="-0.004cm" fo:language="es" fo:country="ES" fo:font-weight="bold" officeooo:rsid="0024a0da" style:text-blinking="false" style:font-style-asian="italic" style:font-weight-asian="bold" style:font-weight-complex="bold"/>
    </style:style>
    <style:style style:name="T16" style:family="text">
      <style:text-properties fo:font-weight="bold" officeooo:rsid="00149f96" style:font-weight-asian="bold" style:font-weight-complex="bold"/>
    </style:style>
    <style:style style:name="T17" style:family="text">
      <style:text-properties fo:font-weight="bold" officeooo:rsid="0024a0da" style:font-style-asian="italic" style:font-weight-asian="bold" style:font-weight-complex="bold"/>
    </style:style>
    <style:style style:name="T18" style:family="text">
      <style:text-properties officeooo:rsid="0066101a"/>
    </style:style>
    <style:style style:name="T19" style:family="text">
      <style:text-properties fo:letter-spacing="-0.004cm" officeooo:rsid="00ac1267" style:text-blinking="false" style:font-name-asian="Verdana" style:font-name-complex="Arial3" style:language-complex="ar" style:country-complex="SA"/>
    </style:style>
    <style:style style:name="T20" style:family="text">
      <style:text-properties officeooo:rsid="004ee151"/>
    </style:style>
    <style:style style:name="T21" style:family="text">
      <style:text-properties officeooo:rsid="006a9528"/>
    </style:style>
    <style:style style:name="T22" style:family="text">
      <style:text-properties officeooo:rsid="006b144e"/>
    </style:style>
    <style:style style:name="T23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Fecha: $$DIA_SISTEMA$$ de $$MES_SISTEMA$$ de $$EJERCICIO_SISTEMA$$</text:p>
            <text:p text:style-name="P4">Número de expediente: $$V_NUMEXP$$</text:p>
            <text:p text:style-name="P5">Nombre del expediente: $$V_TITULOEXP$$</text:p>
            <text:p text:style-name="P6">Asunto: <text:span text:style-name="T18">Comunicación de inicio</text:span></text:p>
          </table:table-cell>
          <table:table-cell table:style-name="Tabla1.B1" office:value-type="string">
            <text:p text:style-name="P16"><text:span text:style-name="T1"><text:script script:language="JOOScript">[#if eEMC_Interesado_NombreRazon??]
[#if eEMC_ID_TipoDocumentacion??]
[#if eEMC_ID_TipoDocumentacion == "CIF"]
[#assign eEMC_Interesado_PJ_RazonSocial=eEMC_Interesado_NombreRazon]
[#else]
[#assign eEMC_Interesado_PF_Nombre=eEMC_Interesado_NombreRazon]
[/#if]
[/#if]
[/#if]</text:script></text:span>Destinatario/a: <text:span text:style-name="T5"><text:s/></text:span><text:span text:style-name="Fuente_20_de_20_párrafo_20_predeter."><text:span text:style-name="T7"><text:text-input text:description="JOOScript">${(eEMC_Interesado_PJ_RazonSocial)!}</text:text-input></text:span></text:span><text:span text:style-name="T6"><text:s/></text:span><text:span text:style-name="Fuente_20_de_20_párrafo_20_predeter."><text:span text:style-name="T8"><text:text-input text:description="JOOScript">${(eEMC_Interesado_PF_Nombre)!}</text:text-input></text:span></text:span><text:span text:style-name="T9"><text:s/>$$eEMC_Interesado_PF_Apellido1$$ $$eEMC_Interesado_PF_Apellido2$$</text:span></text:p>
            <text:p text:style-name="P17"/>
            <text:p text:style-name="P18">Dirección: <text:bookmark-start text:name="__DdeLink__6260_123821167522"/><text:bookmark-start text:name="__DdeLink__2593_383542981032"/><text:span text:style-name="T3"><text:s/></text:span><text:bookmark-end text:name="__DdeLink__6260_123821167522"/><text:bookmark-end text:name="__DdeLink__2593_383542981032"/><text:span text:style-name="T1"><text:script script:language="JOOScript">[#if eEMC_Contacto_Direccion_TipoVia_label??][#assign eEMC_Contacto_Direccion_TipoVia=eEMC_Contacto_Direccion_TipoVia_label][/#if]</text:script></text:span><text:span text:style-name="Fuente_20_de_20_párrafo_20_predeter."><text:span text:style-name="T4"><text:text-input text:description="JOOScript">${(eEMC_Contacto_Direccion_TipoVia)!}</text:text-input></text:span></text:span><text:span text:style-name="T2"><text:s/>$$eEMC_Contacto_Direccion_NombreVia$$, $$eEMC_Contacto_Direccion_Numero$$, $$eEMC_Contacto_Direccion_Portal$$, $$eEMC_Contacto_Direccion_Piso$$ $$eEMC_Contacto_Direccion_Letra$$</text:span></text:p>
            <text:p text:style-name="P19"/>
            <text:p text:style-name="P20"><text:bookmark text:name="__DdeLink__6260_1238211675221"/><text:bookmark text:name="__DdeLink__2593_3835429810321"/><text:span text:style-name="T17"><text:script script:language="JOOScript">[#if eEMC_Contacto_Direccion_Municipio_label??][#assign eEMC_Contacto_Direccion_Municipio=eEMC_Contacto_Direccion_Municipio_label][/#if]</text:script></text:span><text:span text:style-name="Fuente_20_de_20_párrafo_20_predeter."><text:span text:style-name="T19"><text:text-input text:description="JOOScript">${(eEMC_Contacto_Direccion_Municipio)!}</text:text-input></text:span></text:span>, <text:bookmark-start text:name="__DdeLink__6260_12382116752211"/><text:bookmark-start text:name="__DdeLink__2593_38354298103211"/><text:span text:style-name="T20"><text:s/></text:span><text:bookmark-end text:name="__DdeLink__6260_12382116752211"/><text:bookmark-end text:name="__DdeLink__2593_38354298103211"/><text:span text:style-name="T17"><text:script script:language="JOOScript">[#if eEMC_Contacto_Direccion_Provincia_label??][#assign eEMC_Contacto_Direccion_Provincia=eEMC_Contacto_Direccion_Provincia_label][/#if]</text:script></text:span><text:span text:style-name="Fuente_20_de_20_párrafo_20_predeter."><text:span text:style-name="T19"><text:text-input text:description="JOOScript">${(eEMC_Contacto_Direccion_Provincia)!}</text:text-input></text:span></text:span>, $$eEMC_Contacto_Direccion_CP$$</text:p>
          </table:table-cell>
        </table:table-row>
      </table:table>
      <text:p text:style-name="P11"/>
      <text:p text:style-name="P7"/>
      <text:p text:style-name="P12">En cumplimiento de lo dispuesto en el artículo 21.4 de la Ley 39/2015, de 1 de octubre, del Procedimiento Administrativo Común de las Administraciones Públicas, le comunico que con fecha $$DIA_REGISTRO_SOLIC$$ de $$MES_REGISTRO_SOLIC$$ de $$EJERCICIO_REGISTRO_SOLIC$$ ha tenido entrada en $$ESTE_ART$$ $$AYUNTAMIENTO$$ su escrito de solicitud <text:span text:style-name="T21">para la aprobación de cuentas justificativas de subvenciones.</text:span></text:p>
      <text:p text:style-name="P13">Asimismo, le informo que el plazo máximo para dictar y notificar la resolución <text:span text:style-name="T22">del procedimiento </text:span>es de $$PLAZO_RESOLUCION$$.</text:p>
      <text:p text:style-name="P14">De conformidad con el artículo 24 de la Ley 39/2015, de 1 de octubre, su solicitud se entenderá <text:span text:style-name="Fuente_20_de_20_párrafo_20_predeter."><text:span text:style-name="T14"><text:s/></text:span></text:span><text:span text:style-name="Fuente_20_de_20_párrafo_20_predeter."><text:span text:style-name="T15"><text:script script:language="JOOScript">[#if ESTIMADA_DESESTIMADA_label??][#assign ESTIMADA_DESESTIMADA=ESTIMADA_DESESTIMADA_label][/#if]</text:script></text:span></text:span><text:span text:style-name="Fuente_20_de_20_párrafo_20_predeter."><text:span text:style-name="T12"><text:text-input text:description="JOOScript">${(ESTIMADA_DESESTIMADA)!}</text:text-input></text:span></text:span><text:s/>si, transcurrido el plazo señalado, no ha sido notificada dicha resolución.</text:p>
      <text:p text:style-name="P15"/>
      <text:p text:style-name="P9"><text:span text:style-name="Fuente_20_de_20_párrafo_20_predeter."><text:span text:style-name="T13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11"><text:text-input text:description="JOOScript">${(FIRMANTES_FDO_AUXILIAR)!}</text:text-input></text:span></text:span><text:span text:style-name="T16"><text:s/></text:span><text:span text:style-name="Fuente_20_de_20_párrafo_20_predeter."><text:span text:style-name="T10"><text:text-input text:description="JOOScript">${(FIRMANTES_AUXILIAR)!}</text:text-input></text:span></text:span><text:span text:style-name="Fuente_20_de_20_párrafo_20_predeter."><text:span text:style-name="T10"><text:s/></text:span></text:span></text:p>
      <text:p text:style-name="P8"><text:span text:style-name="Fuente_20_de_20_párrafo_20_predeter."><text:span text:style-name="T10"><text:text-input text:description="JOOScript">${(FIRMANTE_DELEGACION_AUXILIAR)!}</text:text-input></text:span></text:span><text:span text:style-name="Fuente_20_de_20_párrafo_20_predeter."><text:span text:style-name="T10"><text:s/></text:span>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Lucida Sans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2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3" fo:font-family="Arial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2" fo:font-size="10pt" fo:font-style="italic" officeooo:paragraph-rsid="002a5c05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2a5c05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2a5c05" style:font-size-asian="10pt" style:font-style-asian="italic" style:font-size-complex="10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$$DIRECCION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TELEFONO_AYTO$$</text:p>
        <text:p text:style-name="MP4">$$WEB_AYTO$$</text:p>
        <text:p text:style-name="MP4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4</meta:editing-cycles>
    <meta:creation-date>2019-09-19T17:33:34.854000000</meta:creation-date>
    <meta:editing-duration>PT5H32M19S</meta:editing-duration>
    <meta:generator>LibreOffice/7.0.2.2$Windows_X86_64 LibreOffice_project/8349ace3c3162073abd90d81fd06dcfb6b36b994</meta:generator>
    <dc:date>2021-03-10T22:19:50.884000000</dc:date>
    <meta:document-statistic meta:table-count="1" meta:image-count="0" meta:object-count="0" meta:page-count="1" meta:paragraph-count="18" meta:word-count="164" meta:character-count="1605" meta:non-whitespace-character-count="1473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